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25-11-20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744" calcext:value-type="float">
            <text:p>-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25-08-06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25-03-25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6592" calcext:value-type="float">
            <text:p>-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24-09-27 2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5152" calcext:value-type="float">
            <text:p>-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24-05-31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6968" calcext:value-type="float">
            <text:p>-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23-11-20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22-09-14 2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7824" calcext:value-type="float">
            <text:p>-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22-02-15 0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21-09-23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4296" calcext:value-type="float">
            <text:p>-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20-12-12 0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488" calcext:value-type="float">
            <text:p>-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20-09-25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536" calcext:value-type="float">
            <text:p>-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20-08-01 0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252" calcext:value-type="float">
            <text:p>-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20-06-09 2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2896" calcext:value-type="float">
            <text:p>-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19-12-11 0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5944" calcext:value-type="float">
            <text:p>-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19-09-24 2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6048" calcext:value-type="float">
            <text:p>-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19-05-09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2832" calcext:value-type="float">
            <text:p>-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18-12-14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7216" calcext:value-type="float">
            <text:p>-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18-10-04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0432" calcext:value-type="float">
            <text:p>-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18-06-08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4984" calcext:value-type="float">
            <text:p>-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18-01-11 0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17-08-23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17-04-13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8552" calcext:value-type="float">
            <text:p>-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16-12-0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396" calcext:value-type="float">
            <text:p>-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16-09-28 2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16-07-28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16-05-25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204" calcext:value-type="float">
            <text:p>-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16-03-28 2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8344" calcext:value-type="float">
            <text:p>-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15-10-01 0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3064" calcext:value-type="float">
            <text:p>-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15-03-17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14-08-14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14-05-14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14-02-06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9096" calcext:value-type="float">
            <text:p>-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13-11-05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44" calcext:value-type="float">
            <text:p>-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13-08-13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1352" calcext:value-type="float">
            <text:p>-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13-05-10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13-02-12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7552" calcext:value-type="float">
            <text:p>-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12-10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9264" calcext:value-type="float">
            <text:p>-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12-08-02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12-06-08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12-04-26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12-02-06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872" calcext:value-type="float">
            <text:p>-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11-12-0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396" calcext:value-type="float">
            <text:p>-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11-10-03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92" calcext:value-type="float">
            <text:p>-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11-08-17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0912" calcext:value-type="float">
            <text:p>-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11-07-14 0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444" calcext:value-type="float">
            <text:p>-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11-05-02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872" calcext:value-type="float">
            <text:p>-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11-03-01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1288" calcext:value-type="float">
            <text:p>-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10-12-14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10-10-05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744" calcext:value-type="float">
            <text:p>-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10-08-10 0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10-06-14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10-04-21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9328" calcext:value-type="float">
            <text:p>-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10-02-04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9056" calcext:value-type="float">
            <text:p>-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9-12-03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384" calcext:value-type="float">
            <text:p>-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9-10-02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9-08-06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392" calcext:value-type="float">
            <text:p>-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9-06-03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9-04-02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8992" calcext:value-type="float">
            <text:p>-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9-02-19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8-12-03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3168" calcext:value-type="float">
            <text:p>-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8-10-16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3544" calcext:value-type="float">
            <text:p>-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8-09-03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4024" calcext:value-type="float">
            <text:p>-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8-06-30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8-02-01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128" calcext:value-type="float">
            <text:p>-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7-12-11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06" calcext:value-type="float">
            <text:p>-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7-10-1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904" calcext:value-type="float">
            <text:p>-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7-08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7-07-11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0496" calcext:value-type="float">
            <text:p>-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7-04-12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016" calcext:value-type="float">
            <text:p>-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7-01-23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3144" calcext:value-type="float">
            <text:p>-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6-12-12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5272" calcext:value-type="float">
            <text:p>-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6-10-25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0136" calcext:value-type="float">
            <text:p>-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6-09-21 2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80032" calcext:value-type="float">
            <text:p>-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6-07-25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65376" calcext:value-type="float">
            <text:p>-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6-05-25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0512" calcext:value-type="float">
            <text:p>-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6-03-08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8176" calcext:value-type="float">
            <text:p>-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5-12-20 0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0056" calcext:value-type="float">
            <text:p>-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5-10-28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5-08-11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5944" calcext:value-type="float">
            <text:p>-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5-06-16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9304" calcext:value-type="float">
            <text:p>-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5-04-07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9992" calcext:value-type="float">
            <text:p>-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5-03-11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0472" calcext:value-type="float">
            <text:p>-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4-12-21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1288" calcext:value-type="float">
            <text:p>-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4-10-15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4-09-20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4-06-01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5736" calcext:value-type="float">
            <text:p>-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4-04-13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4-03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3-12-24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5656" calcext:value-type="float">
            <text:p>-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3-10-17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1168" calcext:value-type="float">
            <text:p>-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3-08-11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4216" calcext:value-type="float">
            <text:p>-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3-06-25 0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2232" calcext:value-type="float">
            <text:p>-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3-05-15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5864" calcext:value-type="float">
            <text:p>-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3-03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3-01-23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2-12-17 0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2-10-31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2-09-23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2-08-15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2-05-29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2-03-15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2-01-14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3944" calcext:value-type="float">
            <text:p>-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1-11-01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4216" calcext:value-type="float">
            <text:p>-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1-09-20 0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1-08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1-06-22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1-04-18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0-12-20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2336" calcext:value-type="float">
            <text:p>-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0-10-30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9288" calcext:value-type="float">
            <text:p>-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0-09-02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2816" calcext:value-type="float">
            <text:p>-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0-08-01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5968" calcext:value-type="float">
            <text:p>-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0-05-30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0-03-15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3984" calcext:value-type="float">
            <text:p>-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2000-01-14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2856" calcext:value-type="float">
            <text:p>-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99-11-12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532" calcext:value-type="float">
            <text:p>-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99-09-01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99-08-03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99-06-04 2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1792" calcext:value-type="float">
            <text:p>-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99-02-22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98-12-02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8056" calcext:value-type="float">
            <text:p>-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98-09-23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98-08-05 0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0456" calcext:value-type="float">
            <text:p>-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98-05-14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7448" calcext:value-type="float">
            <text:p>-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98-03-1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97-12-15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3208" calcext:value-type="float">
            <text:p>-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97-09-12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1768" calcext:value-type="float">
            <text:p>-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97-06-26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1496" calcext:value-type="float">
            <text:p>-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97-01-30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6152" calcext:value-type="float">
            <text:p>-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96-08-14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3672" calcext:value-type="float">
            <text:p>-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96-05-20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96-04-05 2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95-09-28 0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3296" calcext:value-type="float">
            <text:p>-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95-06-08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0664" calcext:value-type="float">
            <text:p>-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95-05-10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95-03-08 0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964" calcext:value-type="float">
            <text:p>-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94-12-0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344" calcext:value-type="float">
            <text:p>-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94-09-20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94-07-11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94-05-20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0184" calcext:value-type="float">
            <text:p>-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94-03-03 0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93-10-21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93-09-03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93-06-30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93-03-19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672" calcext:value-type="float">
            <text:p>-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93-01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92-12-21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92-10-21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92-08-18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4112" calcext:value-type="float">
            <text:p>-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92-06-1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92-04-20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0624" calcext:value-type="float">
            <text:p>-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92-02-18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1768" calcext:value-type="float">
            <text:p>-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91-12-10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6968" calcext:value-type="float">
            <text:p>-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91-10-28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91-06-12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0976" calcext:value-type="float">
            <text:p>-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91-04-08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2688" calcext:value-type="float">
            <text:p>-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91-01-10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90-09-24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90-09-12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90-08-09 2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832" calcext:value-type="float">
            <text:p>-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90-06-19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3672" calcext:value-type="float">
            <text:p>-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90-04-09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3104" calcext:value-type="float">
            <text:p>-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90-03-05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2768" calcext:value-type="float">
            <text:p>-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90-02-08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45336" calcext:value-type="float">
            <text:p>-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9-12-20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252" calcext:value-type="float">
            <text:p>-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9-12-1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6632" calcext:value-type="float">
            <text:p>-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9-10-23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6568" calcext:value-type="float">
            <text:p>-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9-09-27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9-07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6488" calcext:value-type="float">
            <text:p>-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9-06-07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9-04-05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8408" calcext:value-type="float">
            <text:p>-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9-02-21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8072" calcext:value-type="float">
            <text:p>-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8-12-0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7472" calcext:value-type="float">
            <text:p>-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8-08-09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8-06-02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8-03-31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4632" calcext:value-type="float">
            <text:p>-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8-02-12 0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" calcext:value-type="float">
            <text:p>-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7-12-1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7-09-3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7-08-07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7-06-3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7-05-05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7-03-10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7-01-16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6-11-2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6-10-1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6-09-05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6-07-24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6-06-06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6-04-23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6-03-11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6-02-05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5-12-18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5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5-09-10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5-07-25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5-06-13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5-04-2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5-03-12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8704" calcext:value-type="float">
            <text:p>-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5-01-14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7576" calcext:value-type="float">
            <text:p>-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4-10-1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4-09-13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4-08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4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4-04-23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4-03-09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4-01-18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7576" calcext:value-type="float">
            <text:p>-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3-12-02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3-10-13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3-09-0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5176" calcext:value-type="float">
            <text:p>-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3-07-26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1" calcext:value-type="float">
            <text:p>-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3-05-25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0288" calcext:value-type="float">
            <text:p>-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3-04-27 0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3-01-2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9448" calcext:value-type="float">
            <text:p>-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2-1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14144" calcext:value-type="float">
            <text:p>-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2-10-14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7136" calcext:value-type="float">
            <text:p>-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2-08-09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9536" calcext:value-type="float">
            <text:p>-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2-05-13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5256" calcext:value-type="float">
            <text:p>-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1-10-27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1-09-17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1-07-30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1-04-30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1-03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1-02-10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9032" calcext:value-type="float">
            <text:p>-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0-12-31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596" calcext:value-type="float">
            <text:p>-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0-11-17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472" calcext:value-type="float">
            <text:p>-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0-09-26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0-08-19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6968" calcext:value-type="float">
            <text:p>-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0-07-03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0976" calcext:value-type="float">
            <text:p>-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0-05-22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0-04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3712" calcext:value-type="float">
            <text:p>-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0-03-04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8992" calcext:value-type="float">
            <text:p>-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80-01-18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02" calcext:value-type="float">
            <text:p>-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9-11-29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9-10-23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2128" calcext:value-type="float">
            <text:p>-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9-09-1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1" calcext:value-type="float">
            <text:p>-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9-07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9-06-18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8304" calcext:value-type="float">
            <text:p>-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9-04-27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9-03-21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9-02-05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1456" calcext:value-type="float">
            <text:p>-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8-12-2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8-09-20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8-08-09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8-07-05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6992" calcext:value-type="float">
            <text:p>-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8-05-22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832" calcext:value-type="float">
            <text:p>-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8-04-07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8-02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8-01-11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004" calcext:value-type="float">
            <text:p>-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7-12-01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7-07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7-06-13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7-04-28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7-03-14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7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6-12-07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6-10-27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6-09-13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6-07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6-06-16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3736" calcext:value-type="float">
            <text:p>-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6-05-05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6-03-25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7576" calcext:value-type="float">
            <text:p>-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5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5-09-29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5-08-18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6992" calcext:value-type="float">
            <text:p>-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5-07-07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1624" calcext:value-type="float">
            <text:p>-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5-05-27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5-04-14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5192" calcext:value-type="float">
            <text:p>-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5-02-18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48384" calcext:value-type="float">
            <text:p>-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4-11-21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4-08-13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24" calcext:value-type="float">
            <text:p>-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9768" calcext:value-type="float">
            <text:p>-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4-04-18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6112" calcext:value-type="float">
            <text:p>-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4-03-20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116" calcext:value-type="float">
            <text:p>-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4-03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0096" calcext:value-type="float">
            <text:p>-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4-02-19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0056" calcext:value-type="float">
            <text:p>-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4-01-18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6568" calcext:value-type="float">
            <text:p>-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4-01-16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6944" calcext:value-type="float">
            <text:p>-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3-12-10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0896" calcext:value-type="float">
            <text:p>-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3-11-15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3-11-02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3-10-15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3-09-11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3-09-06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3-08-03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3-07-02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3-06-13 0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3-06-07 0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3-05-07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3-04-11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3-03-12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4696" calcext:value-type="float">
            <text:p>-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3-02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0872" calcext:value-type="float">
            <text:p>-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3-01-15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2-12-11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5384" calcext:value-type="float">
            <text:p>-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2-11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7744" calcext:value-type="float">
            <text:p>-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2-10-25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2-09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4488" calcext:value-type="float">
            <text:p>-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2-09-19 0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2-08-16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1648" calcext:value-type="float">
            <text:p>-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2-07-18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004" calcext:value-type="float">
            <text:p>-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2-06-14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2-05-18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5152" calcext:value-type="float">
            <text:p>-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2-04-12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8888" calcext:value-type="float">
            <text:p>-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2-03-21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8072" calcext:value-type="float">
            <text:p>-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2-02-29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5544" calcext:value-type="float">
            <text:p>-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2-01-24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02536" calcext:value-type="float">
            <text:p>-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1-12-13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5088" calcext:value-type="float">
            <text:p>-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1-11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1-09-20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9912" calcext:value-type="float">
            <text:p>-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1-08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868" calcext:value-type="float">
            <text:p>-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1-07-15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064" calcext:value-type="float">
            <text:p>-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1-06-01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2392" calcext:value-type="float">
            <text:p>-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1-05-10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11808" calcext:value-type="float">
            <text:p>-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1-04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5232" calcext:value-type="float">
            <text:p>-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1-03-23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7592" calcext:value-type="float">
            <text:p>-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1-02-26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0096" calcext:value-type="float">
            <text:p>-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1-01-26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2744" calcext:value-type="float">
            <text:p>-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0-12-17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0-11-16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5176" calcext:value-type="float">
            <text:p>-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0-10-28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0-09-23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0-08-17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0-07-28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832" calcext:value-type="float">
            <text:p>-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0-06-17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004" calcext:value-type="float">
            <text:p>-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0-04-27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3608" calcext:value-type="float">
            <text:p>-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0-03-18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4504" calcext:value-type="float">
            <text:p>-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0-0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444" calcext:value-type="float">
            <text:p>-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70-01-14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3808" calcext:value-type="float">
            <text:p>-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9-1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4" calcext:value-type="float">
            <text:p>-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9-11-24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1616" calcext:value-type="float">
            <text:p>-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9-10-30 0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9-09-23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1392" calcext:value-type="float">
            <text:p>-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9-08-12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4376" calcext:value-type="float">
            <text:p>-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9-07-23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21536" calcext:value-type="float">
            <text:p>-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9-06-26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2224" calcext:value-type="float">
            <text:p>-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9-05-27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548" calcext:value-type="float">
            <text:p>-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9-04-30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01952" calcext:value-type="float">
            <text:p>-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9-03-18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8" calcext:value-type="float">
            <text:p>-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9-02-25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3568" calcext:value-type="float">
            <text:p>-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9-01-17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4048" calcext:value-type="float">
            <text:p>-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8-12-27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416" calcext:value-type="float">
            <text:p>-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8-11-22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6152" calcext:value-type="float">
            <text:p>-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8-10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2936" calcext:value-type="float">
            <text:p>-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8-09-23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8-08-16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4168" calcext:value-type="float">
            <text:p>-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8-07-29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4376" calcext:value-type="float">
            <text:p>-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8-06-18 0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0616" calcext:value-type="float">
            <text:p>-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8-05-21 2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0176" calcext:value-type="float">
            <text:p>-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8-04-26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5728" calcext:value-type="float">
            <text:p>-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8-03-14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0488" calcext:value-type="float">
            <text:p>-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8-02-09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9184" calcext:value-type="float">
            <text:p>-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8-01-08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704" calcext:value-type="float">
            <text:p>-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7-12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3304" calcext:value-type="float">
            <text:p>-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7-11-16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3208" calcext:value-type="float">
            <text:p>-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7-10-24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7-09-27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1288" calcext:value-type="float">
            <text:p>-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7-09-07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8656" calcext:value-type="float">
            <text:p>-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7-08-29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0368" calcext:value-type="float">
            <text:p>-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7-08-23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684" calcext:value-type="float">
            <text:p>-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7-08-16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6944" calcext:value-type="float">
            <text:p>-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7-08-10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9616" calcext:value-type="float">
            <text:p>-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7-08-03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6736" calcext:value-type="float">
            <text:p>-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7-07-24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48384" calcext:value-type="float">
            <text:p>-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7-07-20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208" calcext:value-type="float">
            <text:p>-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7-07-12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3896" calcext:value-type="float">
            <text:p>-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7-07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2664" calcext:value-type="float">
            <text:p>-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7-06-27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4376" calcext:value-type="float">
            <text:p>-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7-06-20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6672" calcext:value-type="float">
            <text:p>-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7-06-02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17904" calcext:value-type="float">
            <text:p>-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7-05-25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972" calcext:value-type="float">
            <text:p>-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7-05-17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8008" calcext:value-type="float">
            <text:p>-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7-05-08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2496" calcext:value-type="float">
            <text:p>-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7-05-02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27632" calcext:value-type="float">
            <text:p>-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7-04-28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544" calcext:value-type="float">
            <text:p>-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7-04-21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4208" calcext:value-type="float">
            <text:p>-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7-04-12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9164" calcext:value-type="float">
            <text:p>-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7-04-05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6232" calcext:value-type="float">
            <text:p>-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7-03-29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4768" calcext:value-type="float">
            <text:p>-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3704" calcext:value-type="float">
            <text:p>-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7-03-17 0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2808" calcext:value-type="float">
            <text:p>-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7-03-08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9164" calcext:value-type="float">
            <text:p>-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7-03-01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684" calcext:value-type="float">
            <text:p>-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7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304" calcext:value-type="float">
            <text:p>-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7-02-17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1912" calcext:value-type="float">
            <text:p>-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7-02-08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448" calcext:value-type="float">
            <text:p>-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7-01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7152" calcext:value-type="float">
            <text:p>-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7-01-26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7152" calcext:value-type="float">
            <text:p>-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7-01-19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4104" calcext:value-type="float">
            <text:p>-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7-01-12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6776" calcext:value-type="float">
            <text:p>-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7-01-05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9112" calcext:value-type="float">
            <text:p>-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6-12-19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3184" calcext:value-type="float">
            <text:p>-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6-12-16 0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1912" calcext:value-type="float">
            <text:p>-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6-12-09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5856" calcext:value-type="float">
            <text:p>-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6-12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6776" calcext:value-type="float">
            <text:p>-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6-11-21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976" calcext:value-type="float">
            <text:p>-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6-11-17 0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3872" calcext:value-type="float">
            <text:p>-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6-11-07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0408" calcext:value-type="float">
            <text:p>-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6-11-03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1352" calcext:value-type="float">
            <text:p>-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6-10-24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128" calcext:value-type="float">
            <text:p>-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6-10-19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2584" calcext:value-type="float">
            <text:p>-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6-10-13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3168" calcext:value-type="float">
            <text:p>-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6-10-06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4944" calcext:value-type="float">
            <text:p>-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6-09-29 0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0936" calcext:value-type="float">
            <text:p>-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6-09-23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6-09-14 0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6-09-08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012" calcext:value-type="float">
            <text:p>-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6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6-08-25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9536" calcext:value-type="float">
            <text:p>-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6-08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8304" calcext:value-type="float">
            <text:p>-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6-08-12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6-08-01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6-07-25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1768" calcext:value-type="float">
            <text:p>-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6-07-20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6-07-15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92" calcext:value-type="float">
            <text:p>-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6-07-06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304" calcext:value-type="float">
            <text:p>-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6-06-30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5504" calcext:value-type="float">
            <text:p>-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6-06-22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352" calcext:value-type="float">
            <text:p>-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6-06-17 0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48384" calcext:value-type="float">
            <text:p>-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6-06-08 0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94688" calcext:value-type="float">
            <text:p>-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6-06-03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5544" calcext:value-type="float">
            <text:p>-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6-05-27 0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4416" calcext:value-type="float">
            <text:p>-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6-05-19 0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01952" calcext:value-type="float">
            <text:p>-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6-05-12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05" calcext:value-type="float">
            <text:p>-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6-05-04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644" calcext:value-type="float">
            <text:p>-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6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6752" calcext:value-type="float">
            <text:p>-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6-04-15 0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3704" calcext:value-type="float">
            <text:p>-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6-04-06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6" calcext:value-type="float">
            <text:p>-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6-03-29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46" calcext:value-type="float">
            <text:p>-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6-03-23 0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1656" calcext:value-type="float">
            <text:p>-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6-03-15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8816" calcext:value-type="float">
            <text:p>-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6-03-08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512" calcext:value-type="float">
            <text:p>-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6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9184" calcext:value-type="float">
            <text:p>-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6-02-25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032" calcext:value-type="float">
            <text:p>-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6-02-18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368" calcext:value-type="float">
            <text:p>-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6-02-11 0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9184" calcext:value-type="float">
            <text:p>-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6-02-01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888" calcext:value-type="float">
            <text:p>-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6-01-27 0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792" calcext:value-type="float">
            <text:p>-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6-01-20 0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744" calcext:value-type="float">
            <text:p>-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6-01-12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032" calcext:value-type="float">
            <text:p>-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6-01-04 0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9184" calcext:value-type="float">
            <text:p>-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5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2232" calcext:value-type="float">
            <text:p>-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5-12-23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992" calcext:value-type="float">
            <text:p>-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5-12-17 0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56" calcext:value-type="float">
            <text:p>-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5-12-10 0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6504" calcext:value-type="float">
            <text:p>-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5-12-01 0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0176" calcext:value-type="float">
            <text:p>-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5-11-23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6584" calcext:value-type="float">
            <text:p>-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5-11-16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2472" calcext:value-type="float">
            <text:p>-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5-11-09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1976" calcext:value-type="float">
            <text:p>-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5-11-05 0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5-10-29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0912" calcext:value-type="float">
            <text:p>-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5-10-19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6192" calcext:value-type="float">
            <text:p>-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5-10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684" calcext:value-type="float">
            <text:p>-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5-10-08 0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5696" calcext:value-type="float">
            <text:p>-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5-09-28 0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5-09-24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1416" calcext:value-type="float">
            <text:p>-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5-09-16 0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5-09-09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5-09-03 0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5-08-26 0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5-08-18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5-08-10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724" calcext:value-type="float">
            <text:p>-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5-08-03 0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7344" calcext:value-type="float">
            <text:p>-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5-07-27 0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0496" calcext:value-type="float">
            <text:p>-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5-07-23 0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7344" calcext:value-type="float">
            <text:p>-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5-07-13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488" calcext:value-type="float">
            <text:p>-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5-07-08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488" calcext:value-type="float">
            <text:p>-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5-07-01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0496" calcext:value-type="float">
            <text:p>-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5-06-25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5-06-16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5-06-07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7216" calcext:value-type="float">
            <text:p>-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5-06-04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6736" calcext:value-type="float">
            <text:p>-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5-05-28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16" calcext:value-type="float">
            <text:p>-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5-05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356" calcext:value-type="float">
            <text:p>-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5-05-12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1328" calcext:value-type="float">
            <text:p>-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5-05-04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4104" calcext:value-type="float">
            <text:p>-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5-04-29 0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1456" calcext:value-type="float">
            <text:p>-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5-04-23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8408" calcext:value-type="float">
            <text:p>-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5-04-15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5736" calcext:value-type="float">
            <text:p>-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5-04-05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012" calcext:value-type="float">
            <text:p>-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5-04-01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6592" calcext:value-type="float">
            <text:p>-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5-03-24 0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9264" calcext:value-type="float">
            <text:p>-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5-03-17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06" calcext:value-type="float">
            <text:p>-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5-03-12 0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5-03-04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9576" calcext:value-type="float">
            <text:p>-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5-03-02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9304" calcext:value-type="float">
            <text:p>-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5-02-18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588" calcext:value-type="float">
            <text:p>-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5-01-28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25168" calcext:value-type="float">
            <text:p>-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5-01-21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90928" calcext:value-type="float">
            <text:p>-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5-01-15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6336" calcext:value-type="float">
            <text:p>-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5-01-06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73936" calcext:value-type="float">
            <text:p>-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4-12-30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928" calcext:value-type="float">
            <text:p>-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4-12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3456" calcext:value-type="float">
            <text:p>-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4-12-18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3288" calcext:value-type="float">
            <text:p>-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4-12-11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6296" calcext:value-type="float">
            <text:p>-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4-12-03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4-11-25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3" calcext:value-type="float">
            <text:p>-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4-11-12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4-11-05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0792" calcext:value-type="float">
            <text:p>-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4-10-2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4-10-23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5928" calcext:value-type="float">
            <text:p>-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4-10-15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4-10-08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4-09-30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4-09-25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3736" calcext:value-type="float">
            <text:p>-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4-09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4-09-10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4-09-03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4592" calcext:value-type="float">
            <text:p>-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4-08-28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4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1168" calcext:value-type="float">
            <text:p>-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4-08-13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2608" calcext:value-type="float">
            <text:p>-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4-08-06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4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4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4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3672" calcext:value-type="float">
            <text:p>-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4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4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196" calcext:value-type="float">
            <text:p>-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4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4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6552" calcext:value-type="float">
            <text:p>-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4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4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4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0288" calcext:value-type="float">
            <text:p>-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7072" calcext:value-type="float">
            <text:p>-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4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4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4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3104" calcext:value-type="float">
            <text:p>-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9008" calcext:value-type="float">
            <text:p>-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4104" calcext:value-type="float">
            <text:p>-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4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9536" calcext:value-type="float">
            <text:p>-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4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9536" calcext:value-type="float">
            <text:p>-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4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2688" calcext:value-type="float">
            <text:p>-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6904" calcext:value-type="float">
            <text:p>-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4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4336" calcext:value-type="float">
            <text:p>-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4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2624" calcext:value-type="float">
            <text:p>-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4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5128" calcext:value-type="float">
            <text:p>-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4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304" calcext:value-type="float">
            <text:p>-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4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0512" calcext:value-type="float">
            <text:p>-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4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5352" calcext:value-type="float">
            <text:p>-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4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0384" calcext:value-type="float">
            <text:p>-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4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6232" calcext:value-type="float">
            <text:p>-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3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596" calcext:value-type="float">
            <text:p>-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3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0096" calcext:value-type="float">
            <text:p>-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3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924" calcext:value-type="float">
            <text:p>-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3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12976" calcext:value-type="float">
            <text:p>-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3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684" calcext:value-type="float">
            <text:p>-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3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636" calcext:value-type="float">
            <text:p>-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3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5504" calcext:value-type="float">
            <text:p>-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3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4544" calcext:value-type="float">
            <text:p>-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4816" calcext:value-type="float">
            <text:p>-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3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3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6528" calcext:value-type="float">
            <text:p>-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3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5296" calcext:value-type="float">
            <text:p>-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3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6048" calcext:value-type="float">
            <text:p>-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7968" calcext:value-type="float">
            <text:p>-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3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3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3" calcext:value-type="float">
            <text:p>-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3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304" calcext:value-type="float">
            <text:p>-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3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7864" calcext:value-type="float">
            <text:p>-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3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2248" calcext:value-type="float">
            <text:p>-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3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1392" calcext:value-type="float">
            <text:p>-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3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8928" calcext:value-type="float">
            <text:p>-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1872" calcext:value-type="float">
            <text:p>-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3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5776" calcext:value-type="float">
            <text:p>-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3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2832" calcext:value-type="float">
            <text:p>-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3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3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6464" calcext:value-type="float">
            <text:p>-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3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1328" calcext:value-type="float">
            <text:p>-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3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7256" calcext:value-type="float">
            <text:p>-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1744" calcext:value-type="float">
            <text:p>-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3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356" calcext:value-type="float">
            <text:p>-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3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1368" calcext:value-type="float">
            <text:p>-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3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6232" calcext:value-type="float">
            <text:p>-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5688" calcext:value-type="float">
            <text:p>-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3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2136" calcext:value-type="float">
            <text:p>-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3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9568" calcext:value-type="float">
            <text:p>-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3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5352" calcext:value-type="float">
            <text:p>-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3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2848" calcext:value-type="float">
            <text:p>-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3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08048" calcext:value-type="float">
            <text:p>-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3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0408" calcext:value-type="float">
            <text:p>-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3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5608" calcext:value-type="float">
            <text:p>-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396" calcext:value-type="float">
            <text:p>-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42288" calcext:value-type="float">
            <text:p>-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68424" calcext:value-type="float">
            <text:p>-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3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9152" calcext:value-type="float">
            <text:p>-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3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2952" calcext:value-type="float">
            <text:p>-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3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6408" calcext:value-type="float">
            <text:p>-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3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216" calcext:value-type="float">
            <text:p>-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3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5272" calcext:value-type="float">
            <text:p>-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3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5984" calcext:value-type="float">
            <text:p>-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2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54" calcext:value-type="float">
            <text:p>-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2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5112" calcext:value-type="float">
            <text:p>-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2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2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2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7576" calcext:value-type="float">
            <text:p>-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2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2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1792" calcext:value-type="float">
            <text:p>-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2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744" calcext:value-type="float">
            <text:p>-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2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2128" calcext:value-type="float">
            <text:p>-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2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716" calcext:value-type="float">
            <text:p>-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2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5552" calcext:value-type="float">
            <text:p>-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2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4216" calcext:value-type="float">
            <text:p>-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2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2232" calcext:value-type="float">
            <text:p>-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6408" calcext:value-type="float">
            <text:p>-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2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2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2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2232" calcext:value-type="float">
            <text:p>-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2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6136" calcext:value-type="float">
            <text:p>-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3192" calcext:value-type="float">
            <text:p>-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2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392" calcext:value-type="float">
            <text:p>-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2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2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2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2648" calcext:value-type="float">
            <text:p>-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2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1416" calcext:value-type="float">
            <text:p>-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2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1728" calcext:value-type="float">
            <text:p>-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2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8032" calcext:value-type="float">
            <text:p>-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2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2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5672" calcext:value-type="float">
            <text:p>-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9992" calcext:value-type="float">
            <text:p>-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2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42288" calcext:value-type="float">
            <text:p>-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3728" calcext:value-type="float">
            <text:p>-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2368" calcext:value-type="float">
            <text:p>-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2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3664" calcext:value-type="float">
            <text:p>-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2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6152" calcext:value-type="float">
            <text:p>-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024" calcext:value-type="float">
            <text:p>-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2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8072" calcext:value-type="float">
            <text:p>-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2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71472" calcext:value-type="float">
            <text:p>-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2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9592" calcext:value-type="float">
            <text:p>-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2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4792" calcext:value-type="float">
            <text:p>-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2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1496" calcext:value-type="float">
            <text:p>-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2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1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0976" calcext:value-type="float">
            <text:p>-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1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1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2856" calcext:value-type="float">
            <text:p>-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1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8784" calcext:value-type="float">
            <text:p>-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1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4296" calcext:value-type="float">
            <text:p>-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1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444" calcext:value-type="float">
            <text:p>-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1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7888" calcext:value-type="float">
            <text:p>-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1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7848" calcext:value-type="float">
            <text:p>-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1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1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0792" calcext:value-type="float">
            <text:p>-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1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336" calcext:value-type="float">
            <text:p>-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1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6512" calcext:value-type="float">
            <text:p>-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1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1648" calcext:value-type="float">
            <text:p>-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1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528" calcext:value-type="float">
            <text:p>-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1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3568" calcext:value-type="float">
            <text:p>-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1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24" calcext:value-type="float">
            <text:p>-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5384" calcext:value-type="float">
            <text:p>-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392" calcext:value-type="float">
            <text:p>-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1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1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1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4632" calcext:value-type="float">
            <text:p>-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1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1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1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1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2376" calcext:value-type="float">
            <text:p>-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1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1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1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344" calcext:value-type="float">
            <text:p>-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1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0016" calcext:value-type="float">
            <text:p>-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1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964" calcext:value-type="float">
            <text:p>-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1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1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1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0432" calcext:value-type="float">
            <text:p>-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1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16" calcext:value-type="float">
            <text:p>-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7152" calcext:value-type="float">
            <text:p>-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3248" calcext:value-type="float">
            <text:p>-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1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9888" calcext:value-type="float">
            <text:p>-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1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884" calcext:value-type="float">
            <text:p>-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55648" calcext:value-type="float">
            <text:p>-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1-01-19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5128" calcext:value-type="float">
            <text:p>-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1-01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1-01-05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42288" calcext:value-type="float">
            <text:p>-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0-12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2184" calcext:value-type="float">
            <text:p>-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0-1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6904" calcext:value-type="float">
            <text:p>-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0-12-15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0-12-07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6216" calcext:value-type="float">
            <text:p>-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6592" calcext:value-type="float">
            <text:p>-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0-1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0936" calcext:value-type="float">
            <text:p>-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0-11-10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0-11-02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0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5864" calcext:value-type="float">
            <text:p>-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0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2816" calcext:value-type="float">
            <text:p>-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0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672" calcext:value-type="float">
            <text:p>-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0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5008" calcext:value-type="float">
            <text:p>-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0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2816" calcext:value-type="float">
            <text:p>-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0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0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4632" calcext:value-type="float">
            <text:p>-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0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0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0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0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8304" calcext:value-type="float">
            <text:p>-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6488" calcext:value-type="float">
            <text:p>-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8992" calcext:value-type="float">
            <text:p>-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60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5776" calcext:value-type="float">
            <text:p>-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9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108" calcext:value-type="float">
            <text:p>-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9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9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2856" calcext:value-type="float">
            <text:p>-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2208" calcext:value-type="float">
            <text:p>-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3" calcext:value-type="float">
            <text:p>-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9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7592" calcext:value-type="float">
            <text:p>-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356" calcext:value-type="float">
            <text:p>-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9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9552" calcext:value-type="float">
            <text:p>-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9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456" calcext:value-type="float">
            <text:p>-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8712" calcext:value-type="float">
            <text:p>-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4536" calcext:value-type="float">
            <text:p>-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0448" calcext:value-type="float">
            <text:p>-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97024" calcext:value-type="float">
            <text:p>-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8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8984" calcext:value-type="float">
            <text:p>-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6672" calcext:value-type="float">
            <text:p>-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8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16024" calcext:value-type="float">
            <text:p>-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9136" calcext:value-type="float">
            <text:p>-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0848" calcext:value-type="float">
            <text:p>-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8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0096" calcext:value-type="float">
            <text:p>-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8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2392" calcext:value-type="float">
            <text:p>-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8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2912" calcext:value-type="float">
            <text:p>-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5536" calcext:value-type="float">
            <text:p>-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8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7728" calcext:value-type="float">
            <text:p>-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8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7728" calcext:value-type="float">
            <text:p>-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8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7728" calcext:value-type="float">
            <text:p>-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42" calcext:value-type="float">
            <text:p>-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8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76016" calcext:value-type="float">
            <text:p>-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8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6392" calcext:value-type="float">
            <text:p>-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8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1152" calcext:value-type="float">
            <text:p>-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088" calcext:value-type="float">
            <text:p>-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8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82112" calcext:value-type="float">
            <text:p>-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8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82112" calcext:value-type="float">
            <text:p>-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8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4952" calcext:value-type="float">
            <text:p>-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5016" calcext:value-type="float">
            <text:p>-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8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0632" calcext:value-type="float">
            <text:p>-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8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3096" calcext:value-type="float">
            <text:p>-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8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0592" calcext:value-type="float">
            <text:p>-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8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2496" calcext:value-type="float">
            <text:p>-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7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08" calcext:value-type="float">
            <text:p>-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7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5728" calcext:value-type="float">
            <text:p>-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7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4288" calcext:value-type="float">
            <text:p>-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7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3824" calcext:value-type="float">
            <text:p>-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97224" calcext:value-type="float">
            <text:p>-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8168" calcext:value-type="float">
            <text:p>-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6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7792" calcext:value-type="float">
            <text:p>-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12" calcext:value-type="float">
            <text:p>-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25168" calcext:value-type="float">
            <text:p>-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6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3664" calcext:value-type="float">
            <text:p>-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0616" calcext:value-type="float">
            <text:p>-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216" calcext:value-type="float">
            <text:p>-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1784" calcext:value-type="float">
            <text:p>-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6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4664" calcext:value-type="float">
            <text:p>-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3912" calcext:value-type="float">
            <text:p>-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608" calcext:value-type="float">
            <text:p>-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93008" calcext:value-type="float">
            <text:p>-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5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18688" calcext:value-type="float">
            <text:p>-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5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0216" calcext:value-type="float">
            <text:p>-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2808" calcext:value-type="float">
            <text:p>-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7944" calcext:value-type="float">
            <text:p>-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9696" calcext:value-type="float">
            <text:p>-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6752" calcext:value-type="float">
            <text:p>-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3432" calcext:value-type="float">
            <text:p>-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5728" calcext:value-type="float">
            <text:p>-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7856" calcext:value-type="float">
            <text:p>-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45408" calcext:value-type="float">
            <text:p>-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2448" calcext:value-type="float">
            <text:p>-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4056" calcext:value-type="float">
            <text:p>-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5496" calcext:value-type="float">
            <text:p>-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8528" calcext:value-type="float">
            <text:p>-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5024" calcext:value-type="float">
            <text:p>-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4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4944" calcext:value-type="float">
            <text:p>-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4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0184" calcext:value-type="float">
            <text:p>-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4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2224" calcext:value-type="float">
            <text:p>-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4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1872" calcext:value-type="float">
            <text:p>-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3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4168" calcext:value-type="float">
            <text:p>-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472" calcext:value-type="float">
            <text:p>-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628" calcext:value-type="float">
            <text:p>-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5008" calcext:value-type="float">
            <text:p>-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3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0976" calcext:value-type="float">
            <text:p>-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8992" calcext:value-type="float">
            <text:p>-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3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21536" calcext:value-type="float">
            <text:p>-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3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5544" calcext:value-type="float">
            <text:p>-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796" calcext:value-type="float">
            <text:p>-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4416" calcext:value-type="float">
            <text:p>-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596" calcext:value-type="float">
            <text:p>-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93976" calcext:value-type="float">
            <text:p>-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18" calcext:value-type="float">
            <text:p>-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90928" calcext:value-type="float">
            <text:p>-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552" calcext:value-type="float">
            <text:p>-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2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02" calcext:value-type="float">
            <text:p>-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8112" calcext:value-type="float">
            <text:p>-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25168" calcext:value-type="float">
            <text:p>-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6064" calcext:value-type="float">
            <text:p>-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2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2304" calcext:value-type="float">
            <text:p>-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9568" calcext:value-type="float">
            <text:p>-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7472" calcext:value-type="float">
            <text:p>-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77184" calcext:value-type="float">
            <text:p>-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6248" calcext:value-type="float">
            <text:p>-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9488" calcext:value-type="float">
            <text:p>-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37232" calcext:value-type="float">
            <text:p>-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1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6816" calcext:value-type="float">
            <text:p>-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1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4936" calcext:value-type="float">
            <text:p>-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1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2368" calcext:value-type="float">
            <text:p>-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6144" calcext:value-type="float">
            <text:p>-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53384" calcext:value-type="float">
            <text:p>-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9568" calcext:value-type="float">
            <text:p>-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1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5208" calcext:value-type="float">
            <text:p>-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3392" calcext:value-type="float">
            <text:p>-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58696" calcext:value-type="float">
            <text:p>-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0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9888" calcext:value-type="float">
            <text:p>-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0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1872" calcext:value-type="float">
            <text:p>-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064" calcext:value-type="float">
            <text:p>-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7152" calcext:value-type="float">
            <text:p>-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0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7504" calcext:value-type="float">
            <text:p>-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2136" calcext:value-type="float">
            <text:p>-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0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6816" calcext:value-type="float">
            <text:p>-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0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6688" calcext:value-type="float">
            <text:p>-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50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748" calcext:value-type="float">
            <text:p>-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9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2096" calcext:value-type="float">
            <text:p>-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9616" calcext:value-type="float">
            <text:p>-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5232" calcext:value-type="float">
            <text:p>-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9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2016" calcext:value-type="float">
            <text:p>-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9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2704" calcext:value-type="float">
            <text:p>-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4832" calcext:value-type="float">
            <text:p>-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9216" calcext:value-type="float">
            <text:p>-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9424" calcext:value-type="float">
            <text:p>-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1968" calcext:value-type="float">
            <text:p>-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9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25368" calcext:value-type="float">
            <text:p>-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6504" calcext:value-type="float">
            <text:p>-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8592" calcext:value-type="float">
            <text:p>-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7448" calcext:value-type="float">
            <text:p>-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8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8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6152" calcext:value-type="float">
            <text:p>-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5504" calcext:value-type="float">
            <text:p>-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8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9888" calcext:value-type="float">
            <text:p>-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1704" calcext:value-type="float">
            <text:p>-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2224" calcext:value-type="float">
            <text:p>-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8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2056" calcext:value-type="float">
            <text:p>-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6776" calcext:value-type="float">
            <text:p>-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8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684" calcext:value-type="float">
            <text:p>-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7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7488" calcext:value-type="float">
            <text:p>-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4648" calcext:value-type="float">
            <text:p>-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7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7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8408" calcext:value-type="float">
            <text:p>-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7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2232" calcext:value-type="float">
            <text:p>-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7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8328" calcext:value-type="float">
            <text:p>-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1376" calcext:value-type="float">
            <text:p>-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576" calcext:value-type="float">
            <text:p>-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348" calcext:value-type="float">
            <text:p>-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58696" calcext:value-type="float">
            <text:p>-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9824" calcext:value-type="float">
            <text:p>-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6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3496" calcext:value-type="float">
            <text:p>-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592" calcext:value-type="float">
            <text:p>-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6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6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6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6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1416" calcext:value-type="float">
            <text:p>-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5608" calcext:value-type="float">
            <text:p>-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5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5504" calcext:value-type="float">
            <text:p>-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5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5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5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2608" calcext:value-type="float">
            <text:p>-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5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5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5008" calcext:value-type="float">
            <text:p>-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5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4592" calcext:value-type="float">
            <text:p>-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7944" calcext:value-type="float">
            <text:p>-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5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3568" calcext:value-type="float">
            <text:p>-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5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9328" calcext:value-type="float">
            <text:p>-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0368" calcext:value-type="float">
            <text:p>-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1104" calcext:value-type="float">
            <text:p>-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4048" calcext:value-type="float">
            <text:p>-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4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1416" calcext:value-type="float">
            <text:p>-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4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304" calcext:value-type="float">
            <text:p>-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4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1448" calcext:value-type="float">
            <text:p>-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7152" calcext:value-type="float">
            <text:p>-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4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2104" calcext:value-type="float">
            <text:p>-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3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3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9264" calcext:value-type="float">
            <text:p>-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108" calcext:value-type="float">
            <text:p>-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3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3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9136" calcext:value-type="float">
            <text:p>-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6776" calcext:value-type="float">
            <text:p>-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3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028" calcext:value-type="float">
            <text:p>-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4288" calcext:value-type="float">
            <text:p>-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3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6208" calcext:value-type="float">
            <text:p>-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8504" calcext:value-type="float">
            <text:p>-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41192" calcext:value-type="float">
            <text:p>-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2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0568" calcext:value-type="float">
            <text:p>-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2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404" calcext:value-type="float">
            <text:p>-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2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8888" calcext:value-type="float">
            <text:p>-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6008" calcext:value-type="float">
            <text:p>-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2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4296" calcext:value-type="float">
            <text:p>-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8448" calcext:value-type="float">
            <text:p>-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2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9888" calcext:value-type="float">
            <text:p>-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2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1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16" calcext:value-type="float">
            <text:p>-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1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0472" calcext:value-type="float">
            <text:p>-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1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168" calcext:value-type="float">
            <text:p>-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1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6176" calcext:value-type="float">
            <text:p>-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1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1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1248" calcext:value-type="float">
            <text:p>-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1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1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4376" calcext:value-type="float">
            <text:p>-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70888" calcext:value-type="float">
            <text:p>-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4728" calcext:value-type="float">
            <text:p>-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0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6688" calcext:value-type="float">
            <text:p>-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3096" calcext:value-type="float">
            <text:p>-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0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2352" calcext:value-type="float">
            <text:p>-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0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3584" calcext:value-type="float">
            <text:p>-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1768" calcext:value-type="float">
            <text:p>-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0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8928" calcext:value-type="float">
            <text:p>-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5816" calcext:value-type="float">
            <text:p>-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0616" calcext:value-type="float">
            <text:p>-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5208" calcext:value-type="float">
            <text:p>-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0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3032" calcext:value-type="float">
            <text:p>-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0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036" calcext:value-type="float">
            <text:p>-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4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704" calcext:value-type="float">
            <text:p>-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9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06368" calcext:value-type="float">
            <text:p>-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6352" calcext:value-type="float">
            <text:p>-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9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12976" calcext:value-type="float">
            <text:p>-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21536" calcext:value-type="float">
            <text:p>-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448" calcext:value-type="float">
            <text:p>-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2768" calcext:value-type="float">
            <text:p>-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9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94688" calcext:value-type="float">
            <text:p>-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0136" calcext:value-type="float">
            <text:p>-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5312" calcext:value-type="float">
            <text:p>-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4056" calcext:value-type="float">
            <text:p>-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84" calcext:value-type="float">
            <text:p>-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9088" calcext:value-type="float">
            <text:p>-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9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3368" calcext:value-type="float">
            <text:p>-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752" calcext:value-type="float">
            <text:p>-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272" calcext:value-type="float">
            <text:p>-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8984" calcext:value-type="float">
            <text:p>-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8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3536" calcext:value-type="float">
            <text:p>-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9776" calcext:value-type="float">
            <text:p>-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8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032" calcext:value-type="float">
            <text:p>-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0008" calcext:value-type="float">
            <text:p>-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8984" calcext:value-type="float">
            <text:p>-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8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0632" calcext:value-type="float">
            <text:p>-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8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04" calcext:value-type="float">
            <text:p>-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18688" calcext:value-type="float">
            <text:p>-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8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21608" calcext:value-type="float">
            <text:p>-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944" calcext:value-type="float">
            <text:p>-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37432" calcext:value-type="float">
            <text:p>-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7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9504" calcext:value-type="float">
            <text:p>-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7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6792" calcext:value-type="float">
            <text:p>-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5184" calcext:value-type="float">
            <text:p>-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7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176" calcext:value-type="float">
            <text:p>-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7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8128" calcext:value-type="float">
            <text:p>-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7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7688" calcext:value-type="float">
            <text:p>-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3928" calcext:value-type="float">
            <text:p>-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4264" calcext:value-type="float">
            <text:p>-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7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94176" calcext:value-type="float">
            <text:p>-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20312" calcext:value-type="float">
            <text:p>-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11296" calcext:value-type="float">
            <text:p>-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324" calcext:value-type="float">
            <text:p>-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6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5456" calcext:value-type="float">
            <text:p>-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6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76016" calcext:value-type="float">
            <text:p>-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6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9992" calcext:value-type="float">
            <text:p>-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6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8176" calcext:value-type="float">
            <text:p>-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6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0808" calcext:value-type="float">
            <text:p>-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6632" calcext:value-type="float">
            <text:p>-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6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9992" calcext:value-type="float">
            <text:p>-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6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592" calcext:value-type="float">
            <text:p>-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7776" calcext:value-type="float">
            <text:p>-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9632" calcext:value-type="float">
            <text:p>-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6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7296" calcext:value-type="float">
            <text:p>-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5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4912" calcext:value-type="float">
            <text:p>-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97024" calcext:value-type="float">
            <text:p>-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5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7384" calcext:value-type="float">
            <text:p>-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5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5608" calcext:value-type="float">
            <text:p>-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5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496" calcext:value-type="float">
            <text:p>-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5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4312" calcext:value-type="float">
            <text:p>-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5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8944" calcext:value-type="float">
            <text:p>-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5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992" calcext:value-type="float">
            <text:p>-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5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9904" calcext:value-type="float">
            <text:p>-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5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8376" calcext:value-type="float">
            <text:p>-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132" calcext:value-type="float">
            <text:p>-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00784" calcext:value-type="float">
            <text:p>-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4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27632" calcext:value-type="float">
            <text:p>-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4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1368" calcext:value-type="float">
            <text:p>-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4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4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7112" calcext:value-type="float">
            <text:p>-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76984" calcext:value-type="float">
            <text:p>-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4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5272" calcext:value-type="float">
            <text:p>-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4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9112" calcext:value-type="float">
            <text:p>-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8944" calcext:value-type="float">
            <text:p>-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4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0568" calcext:value-type="float">
            <text:p>-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4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8568" calcext:value-type="float">
            <text:p>-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3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1264" calcext:value-type="float">
            <text:p>-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3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02" calcext:value-type="float">
            <text:p>-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3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4104" calcext:value-type="float">
            <text:p>-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2496" calcext:value-type="float">
            <text:p>-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3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0136" calcext:value-type="float">
            <text:p>-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3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08632" calcext:value-type="float">
            <text:p>-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3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5896" calcext:value-type="float">
            <text:p>-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3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8672" calcext:value-type="float">
            <text:p>-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3-04-18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2448" calcext:value-type="float">
            <text:p>-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91712" calcext:value-type="float">
            <text:p>-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2488" calcext:value-type="float">
            <text:p>-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3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2928" calcext:value-type="float">
            <text:p>-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2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224" calcext:value-type="float">
            <text:p>-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2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1488" calcext:value-type="float">
            <text:p>-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2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8024" calcext:value-type="float">
            <text:p>-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3264" calcext:value-type="float">
            <text:p>-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2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888" calcext:value-type="float">
            <text:p>-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6" calcext:value-type="float">
            <text:p>-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2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888" calcext:value-type="float">
            <text:p>-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2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4056" calcext:value-type="float">
            <text:p>-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1112" calcext:value-type="float">
            <text:p>-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2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67328" calcext:value-type="float">
            <text:p>-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2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8856" calcext:value-type="float">
            <text:p>-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2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0216" calcext:value-type="float">
            <text:p>-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2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5976" calcext:value-type="float">
            <text:p>-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2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596" calcext:value-type="float">
            <text:p>-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1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1656" calcext:value-type="float">
            <text:p>-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404" calcext:value-type="float">
            <text:p>-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1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832" calcext:value-type="float">
            <text:p>-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7528" calcext:value-type="float">
            <text:p>-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4272" calcext:value-type="float">
            <text:p>-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0096" calcext:value-type="float">
            <text:p>-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1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124" calcext:value-type="float">
            <text:p>-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1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1368" calcext:value-type="float">
            <text:p>-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1848" calcext:value-type="float">
            <text:p>-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3224" calcext:value-type="float">
            <text:p>-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1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984" calcext:value-type="float">
            <text:p>-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0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4368" calcext:value-type="float">
            <text:p>-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3576" calcext:value-type="float">
            <text:p>-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0-11-05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5248" calcext:value-type="float">
            <text:p>-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0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18688" calcext:value-type="float">
            <text:p>-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0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0304" calcext:value-type="float">
            <text:p>-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0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0408" calcext:value-type="float">
            <text:p>-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0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14144" calcext:value-type="float">
            <text:p>-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0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4728" calcext:value-type="float">
            <text:p>-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0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1176" calcext:value-type="float">
            <text:p>-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6184" calcext:value-type="float">
            <text:p>-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0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0256" calcext:value-type="float">
            <text:p>-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3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62528" calcext:value-type="float">
            <text:p>-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9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3992" calcext:value-type="float">
            <text:p>-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9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316" calcext:value-type="float">
            <text:p>-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9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872" calcext:value-type="float">
            <text:p>-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9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1288" calcext:value-type="float">
            <text:p>-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684" calcext:value-type="float">
            <text:p>-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9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6672" calcext:value-type="float">
            <text:p>-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9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6336" calcext:value-type="float">
            <text:p>-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67128" calcext:value-type="float">
            <text:p>-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56" calcext:value-type="float">
            <text:p>-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9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0968" calcext:value-type="float">
            <text:p>-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9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1968" calcext:value-type="float">
            <text:p>-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7544" calcext:value-type="float">
            <text:p>-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48384" calcext:value-type="float">
            <text:p>-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6504" calcext:value-type="float">
            <text:p>-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8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072" calcext:value-type="float">
            <text:p>-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8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5688" calcext:value-type="float">
            <text:p>-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4848" calcext:value-type="float">
            <text:p>-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8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7248" calcext:value-type="float">
            <text:p>-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8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6768" calcext:value-type="float">
            <text:p>-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8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7728" calcext:value-type="float">
            <text:p>-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8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4408" calcext:value-type="float">
            <text:p>-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8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1104" calcext:value-type="float">
            <text:p>-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7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37232" calcext:value-type="float">
            <text:p>-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6088" calcext:value-type="float">
            <text:p>-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2768" calcext:value-type="float">
            <text:p>-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7592" calcext:value-type="float">
            <text:p>-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7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7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7048" calcext:value-type="float">
            <text:p>-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90928" calcext:value-type="float">
            <text:p>-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7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8024" calcext:value-type="float">
            <text:p>-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7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8528" calcext:value-type="float">
            <text:p>-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3184" calcext:value-type="float">
            <text:p>-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6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3728" calcext:value-type="float">
            <text:p>-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9512" calcext:value-type="float">
            <text:p>-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6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82" calcext:value-type="float">
            <text:p>-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6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06" calcext:value-type="float">
            <text:p>-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6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916" calcext:value-type="float">
            <text:p>-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6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252" calcext:value-type="float">
            <text:p>-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6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8592" calcext:value-type="float">
            <text:p>-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6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8176" calcext:value-type="float">
            <text:p>-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5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5976" calcext:value-type="float">
            <text:p>-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5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11808" calcext:value-type="float">
            <text:p>-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5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2056" calcext:value-type="float">
            <text:p>-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5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1408" calcext:value-type="float">
            <text:p>-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9968" calcext:value-type="float">
            <text:p>-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5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5728" calcext:value-type="float">
            <text:p>-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5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2448" calcext:value-type="float">
            <text:p>-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4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8528" calcext:value-type="float">
            <text:p>-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4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6192" calcext:value-type="float">
            <text:p>-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4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1328" calcext:value-type="float">
            <text:p>-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4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3728" calcext:value-type="float">
            <text:p>-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4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2808" calcext:value-type="float">
            <text:p>-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4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0864" calcext:value-type="float">
            <text:p>-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4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3888" calcext:value-type="float">
            <text:p>-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5808" calcext:value-type="float">
            <text:p>-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4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4288" calcext:value-type="float">
            <text:p>-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4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1008" calcext:value-type="float">
            <text:p>-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9568" calcext:value-type="float">
            <text:p>-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3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3328" calcext:value-type="float">
            <text:p>-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3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25168" calcext:value-type="float">
            <text:p>-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3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5208" calcext:value-type="float">
            <text:p>-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1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84" calcext:value-type="float">
            <text:p>-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1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8128" calcext:value-type="float">
            <text:p>-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1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8648" calcext:value-type="float">
            <text:p>-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1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8104" calcext:value-type="float">
            <text:p>-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1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41064" calcext:value-type="float">
            <text:p>-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1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80688" calcext:value-type="float">
            <text:p>-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0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876" calcext:value-type="float">
            <text:p>-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0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0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9656" calcext:value-type="float">
            <text:p>-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0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51304" calcext:value-type="float">
            <text:p>-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0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8128" calcext:value-type="float">
            <text:p>-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0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0696" calcext:value-type="float">
            <text:p>-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8584" calcext:value-type="float">
            <text:p>-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20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0008" calcext:value-type="float">
            <text:p>-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9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5208" calcext:value-type="float">
            <text:p>-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9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8568" calcext:value-type="float">
            <text:p>-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9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8128" calcext:value-type="float">
            <text:p>-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9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2992" calcext:value-type="float">
            <text:p>-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9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5768" calcext:value-type="float">
            <text:p>-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9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7584" calcext:value-type="float">
            <text:p>-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9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72968" calcext:value-type="float">
            <text:p>-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8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87368" calcext:value-type="float">
            <text:p>-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8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4952" calcext:value-type="float">
            <text:p>-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8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3448" calcext:value-type="float">
            <text:p>-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84448" calcext:value-type="float">
            <text:p>-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8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23488" calcext:value-type="float">
            <text:p>-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8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88664" calcext:value-type="float">
            <text:p>-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8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25568" calcext:value-type="float">
            <text:p>-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8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29328" calcext:value-type="float">
            <text:p>-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8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33088" calcext:value-type="float">
            <text:p>-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8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39768" calcext:value-type="float">
            <text:p>-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7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8752" calcext:value-type="float">
            <text:p>-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7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2072" calcext:value-type="float">
            <text:p>-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7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7144" calcext:value-type="float">
            <text:p>-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7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55264" calcext:value-type="float">
            <text:p>-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7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22192" calcext:value-type="float">
            <text:p>-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7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31208" calcext:value-type="float">
            <text:p>-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7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85488" calcext:value-type="float">
            <text:p>-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7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3484" calcext:value-type="float">
            <text:p>-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6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3928" calcext:value-type="float">
            <text:p>-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4808" calcext:value-type="float">
            <text:p>-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6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5976" calcext:value-type="float">
            <text:p>-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6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9608" calcext:value-type="float">
            <text:p>-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6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71088" calcext:value-type="float">
            <text:p>-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6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9208" calcext:value-type="float">
            <text:p>-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6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9208" calcext:value-type="float">
            <text:p>-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6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80688" calcext:value-type="float">
            <text:p>-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6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18888" calcext:value-type="float">
            <text:p>-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6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49368" calcext:value-type="float">
            <text:p>-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5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32048" calcext:value-type="float">
            <text:p>-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5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97352" calcext:value-type="float">
            <text:p>-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3144" calcext:value-type="float">
            <text:p>-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5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7528" calcext:value-type="float">
            <text:p>-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5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3248" calcext:value-type="float">
            <text:p>-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5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4416" calcext:value-type="float">
            <text:p>-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5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6816" calcext:value-type="float">
            <text:p>-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5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05584" calcext:value-type="float">
            <text:p>-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5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8168" calcext:value-type="float">
            <text:p>-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5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05584" calcext:value-type="float">
            <text:p>-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5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2952" calcext:value-type="float">
            <text:p>-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5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8568" calcext:value-type="float">
            <text:p>-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4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3136" calcext:value-type="float">
            <text:p>-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4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8528" calcext:value-type="float">
            <text:p>-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4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0512" calcext:value-type="float">
            <text:p>-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4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2784" calcext:value-type="float">
            <text:p>-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4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8488" calcext:value-type="float">
            <text:p>-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4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25168" calcext:value-type="float">
            <text:p>-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4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456" calcext:value-type="float">
            <text:p>-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4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2576" calcext:value-type="float">
            <text:p>-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4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5248" calcext:value-type="float">
            <text:p>-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4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2784" calcext:value-type="float">
            <text:p>-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4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6688" calcext:value-type="float">
            <text:p>-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4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8128" calcext:value-type="float">
            <text:p>-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3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3808" calcext:value-type="float">
            <text:p>-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3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76984" calcext:value-type="float">
            <text:p>-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3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9968" calcext:value-type="float">
            <text:p>-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3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1368" calcext:value-type="float">
            <text:p>-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3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2056" calcext:value-type="float">
            <text:p>-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3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9968" calcext:value-type="float">
            <text:p>-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3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2848" calcext:value-type="float">
            <text:p>-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3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5248" calcext:value-type="float">
            <text:p>-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3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77568" calcext:value-type="float">
            <text:p>-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3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4896" calcext:value-type="float">
            <text:p>-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3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6168" calcext:value-type="float">
            <text:p>-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3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8088" calcext:value-type="float">
            <text:p>-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2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3328" calcext:value-type="float">
            <text:p>-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2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65376" calcext:value-type="float">
            <text:p>-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2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3728" calcext:value-type="float">
            <text:p>-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2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3352" calcext:value-type="float">
            <text:p>-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2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76984" calcext:value-type="float">
            <text:p>-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2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08048" calcext:value-type="float">
            <text:p>-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2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644" calcext:value-type="float">
            <text:p>-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8088" calcext:value-type="float">
            <text:p>-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2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8128" calcext:value-type="float">
            <text:p>-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2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0048" calcext:value-type="float">
            <text:p>-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2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3096" calcext:value-type="float">
            <text:p>-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2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3952" calcext:value-type="float">
            <text:p>-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1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9256" calcext:value-type="float">
            <text:p>-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1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3368" calcext:value-type="float">
            <text:p>-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1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6856" calcext:value-type="float">
            <text:p>-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1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2928" calcext:value-type="float">
            <text:p>-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1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2928" calcext:value-type="float">
            <text:p>-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1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5328" calcext:value-type="float">
            <text:p>-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1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10128" calcext:value-type="float">
            <text:p>-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1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70376" calcext:value-type="float">
            <text:p>-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1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40608" calcext:value-type="float">
            <text:p>-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0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7168" calcext:value-type="float">
            <text:p>-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0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96056" calcext:value-type="float">
            <text:p>-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0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0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3016" calcext:value-type="float">
            <text:p>-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0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3016" calcext:value-type="float">
            <text:p>-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54158015201</text:p>
          </table:table-cell>
          <table:table-cell office:value-type="string" calcext:value-type="string">
            <text:p>3-2101-03 Honouliuli (W266), Oahu, HI</text:p>
          </table:table-cell>
          <table:table-cell office:value-type="string" calcext:value-type="string">
            <text:p>1910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3496" calcext:value-type="float">
            <text:p>-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3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548" meta:object-count="0"/>
    <meta:user-defined meta:name="AppVersion">3.0</meta:user-defined>
  </office:meta>
</office:document-meta>
</file>